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7.163cm"/>
    </style:style>
    <style:style style:name="co9" style:family="table-column">
      <style:table-column-properties fo:break-before="auto" style:column-width="4.355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6.992cm"/>
    </style:style>
    <style:style style:name="co12" style:family="table-column">
      <style:table-column-properties fo:break-before="auto" style:column-width="4.106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5.86cm"/>
    </style:style>
    <style:style style:name="co15" style:family="table-column">
      <style:table-column-properties fo:break-before="auto" style:column-width="2.891cm"/>
    </style:style>
    <style:style style:name="co16" style:family="table-column">
      <style:table-column-properties fo:break-before="auto" style:column-width="2.002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page" style:column-width="7.158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2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00ff6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24pt" style:font-size-asian="24pt" style:font-size-complex="24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8"/>
    <style:style style:name="ce1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schlüsse Weichen" table:style-name="ta1" table:print-ranges="'Anschlüsse Weichen'.A1:'Anschlüsse Weichen'.K46">
        <table:table-column table:style-name="co12" table:default-cell-style-name="ce16"/>
        <table:table-column table:style-name="co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34"/>
        <table:table-column table:style-name="co15" table:number-columns-repeated="2" table:default-cell-style-name="ce2"/>
        <table:table-column table:style-name="co18" table:default-cell-style-name="Default"/>
        <table:table-column table:style-name="co19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>
            <text:p>Anschlüsse Weichenantrieb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nd: 08.07.2018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1"/>
        </table:table-row>
        <table:table-row table:style-name="ro9">
          <table:table-cell table:style-name="ce3" office:value-type="string">
            <text:p>Leitungen</text:p>
            <text:p>Zählweise von links</text:p>
            <text:p>(Blick auf Mischpult)</text:p>
            <text:p>6 x 6 Paare</text:p>
            <text:p>Lüstersteckklemmen</text:p>
          </table:table-cell>
          <table:table-cell table:style-name="ce3" office:value-type="string">
            <text:p>Weichen-</text:p>
            <text:p>Nummer</text:p>
          </table:table-cell>
          <table:table-cell table:style-name="ce3" office:value-type="string">
            <text:p>Antrieb</text:p>
          </table:table-cell>
          <table:table-cell table:style-name="ce3" office:value-type="string">
            <text:p>Art der Weiche</text:p>
            <text:p><text:span text:style-name="T3">Weiche (W)</text:span></text:p>
            <text:p><text:span text:style-name="T3">Einfache Kreuzungsweiche (EKW)</text:span></text:p>
            <text:p><text:span text:style-name="T3">Doppelte Kreuzungsweiche (DKW)</text:span></text:p>
            <text:p><text:span text:style-name="T3">Dreiwege Weiche (DWW)</text:span></text:p>
          </table:table-cell>
          <table:table-cell table:style-name="ce3" office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3" office:value-type="string">
            <text:p>Anzahl</text:p>
            <text:p>(anzusteuern)</text:p>
          </table:table-cell>
          <table:table-cell table:style-name="ce3" office:value-type="string">
            <text:p>IB </text:p>
            <text:p>Keyboard</text:p>
            <text:p>Adresse</text:p>
          </table:table-cell>
          <table:table-cell table:style-name="ce35" office:value-type="string">
            <text:p>IB </text:p>
            <text:p>Magnetartikel</text:p>
            <text:p>Adresse</text:p>
          </table:table-cell>
          <table:table-cell table:style-name="ce3" office:value-type="string">
            <text:p>Taste</text:p>
            <text:p>Switch-Control</text:p>
          </table:table-cell>
          <table:table-cell table:style-name="ce3" office:value-type="string">
            <text:p>Adresse</text:p>
            <text:p>Switch-Control</text:p>
            <text:p>63400</text:p>
          </table:table-cell>
          <table:table-cell table:style-name="ce37" office:value-type="string">
            <text:p>Switch-</text:p>
            <text:p>Control</text:p>
            <text:p>LNCV 6</text:p>
          </table:table-cell>
          <table:table-cell table:style-name="ce3" office:value-type="string">
            <text:p>Bemerkungen</text:p>
          </table:table-cell>
          <table:table-cell table:style-name="ce37" table:number-columns-repeated="1010"/>
        </table:table-row>
        <table:table-row table:style-name="ro2">
          <table:table-cell table:style-name="ce4" office:value-type="float" office:value="1.02">
            <text:p>01,02</text:p>
          </table:table-cell>
          <table:table-cell office:value-type="float" office:value="1">
            <text:p>1</text:p>
          </table:table-cell>
          <table:table-cell office:value-type="string">
            <text:p>motorisch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0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4" office:value-type="float" office:value="3.04">
            <text:p>03,04</text:p>
          </table:table-cell>
          <table:table-cell office:value-type="float" office:value="2">
            <text:p>2</text:p>
          </table:table-cell>
          <table:table-cell office:value-type="string">
            <text:p>motorisch</text:p>
          </table:table-cell>
          <table:table-cell table:style-name="ce26" office:value-type="string">
            <text:p>EK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1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4" office:value-type="float" office:value="5.06">
            <text:p>05,06</text:p>
          </table:table-cell>
          <table:table-cell office:value-type="float" office:value="3">
            <text:p>3</text:p>
          </table:table-cell>
          <table:table-cell office:value-type="string">
            <text:p>motorisch</text:p>
          </table:table-cell>
          <table:table-cell table:style-name="ce26" office:value-type="string">
            <text:p>EK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1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4" office:value-type="float" office:value="7.08">
            <text:p>07,08</text:p>
          </table:table-cell>
          <table:table-cell office:value-type="float" office:value="4">
            <text:p>4</text:p>
          </table:table-cell>
          <table:table-cell office:value-type="string">
            <text:p>motorisch</text:p>
          </table:table-cell>
          <table:table-cell table:style-name="ce27" office:value-type="string">
            <text:p>DW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2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4" office:value-type="float" office:value="9.1">
            <text:p>09,10</text:p>
          </table:table-cell>
          <table:table-cell office:value-type="float" office:value="5">
            <text:p>5</text:p>
          </table:table-cell>
          <table:table-cell office:value-type="string">
            <text:p>motorisch</text:p>
          </table:table-cell>
          <table:table-cell table:style-name="ce27" office:value-type="string">
            <text:p>DW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0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4" office:value-type="float" office:value="11.12">
            <text:p>11,12</text:p>
          </table:table-cell>
          <table:table-cell office:value-type="float" office:value="6">
            <text:p>6</text:p>
          </table:table-cell>
          <table:table-cell office:value-type="string">
            <text:p>motorisch</text:p>
          </table:table-cell>
          <table:table-cell table:style-name="ce7" office:value-type="string">
            <text:p>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1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4" office:value-type="float" office:value="13.14">
            <text:p>13,14</text:p>
          </table:table-cell>
          <table:table-cell office:value-type="float" office:value="7">
            <text:p>7</text:p>
          </table:table-cell>
          <table:table-cell office:value-type="string">
            <text:p>motorisch</text:p>
          </table:table-cell>
          <table:table-cell table:style-name="ce28" office:value-type="string">
            <text:p>DW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1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4" office:value-type="float" office:value="15.16">
            <text:p>15,16</text:p>
          </table:table-cell>
          <table:table-cell office:value-type="float" office:value="8">
            <text:p>8</text:p>
          </table:table-cell>
          <table:table-cell office:value-type="string">
            <text:p>motorisch</text:p>
          </table:table-cell>
          <table:table-cell table:style-name="ce28" office:value-type="string">
            <text:p>DW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2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4" office:value-type="float" office:value="17.18">
            <text:p>17,18</text:p>
          </table:table-cell>
          <table:table-cell office:value-type="float" office:value="9">
            <text:p>9</text:p>
          </table:table-cell>
          <table:table-cell office:value-type="string">
            <text:p>motorisch</text:p>
          </table:table-cell>
          <table:table-cell table:style-name="ce29" office:value-type="string">
            <text:p>DW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0" office:value-type="float" office:value="17">
            <text:p>17</text:p>
          </table:table-cell>
          <table:table-cell table:number-columns-repeated="1015"/>
        </table:table-row>
        <table:table-row table:style-name="ro2">
          <table:table-cell table:style-name="ce4" office:value-type="float" office:value="19.2">
            <text:p>19,20</text:p>
          </table:table-cell>
          <table:table-cell office:value-type="float" office:value="10">
            <text:p>10</text:p>
          </table:table-cell>
          <table:table-cell office:value-type="string">
            <text:p>motorisch</text:p>
          </table:table-cell>
          <table:table-cell table:style-name="ce29" office:value-type="string">
            <text:p>DW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2" office:value-type="float" office:value="18">
            <text:p>18</text:p>
          </table:table-cell>
          <table:table-cell table:number-columns-repeated="1015"/>
        </table:table-row>
        <table:table-row table:style-name="ro2">
          <table:table-cell table:style-name="ce4"/>
          <table:table-cell/>
          <table:table-cell office:value-type="string">
            <text:p>motorisch</text:p>
          </table:table-cell>
          <table:table-cell table:style-name="ce7" office:value-type="string">
            <text:p>W</text:p>
          </table:table-cell>
          <table:table-cell table:number-columns-repeated="1018"/>
        </table:table-row>
        <table:table-row table:style-name="ro2">
          <table:table-cell table:style-name="ce4" office:value-type="float" office:value="23.24">
            <text:p>23,24</text:p>
          </table:table-cell>
          <table:table-cell office:value-type="float" office:value="11">
            <text:p>11</text:p>
          </table:table-cell>
          <table:table-cell office:value-type="string">
            <text:p>motorisch</text:p>
          </table:table-cell>
          <table:table-cell table:style-name="ce28" office:value-type="string">
            <text:p>DW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4" office:value-type="float" office:value="25.26">
            <text:p>25,26</text:p>
          </table:table-cell>
          <table:table-cell office:value-type="float" office:value="12">
            <text:p>12</text:p>
          </table:table-cell>
          <table:table-cell office:value-type="string">
            <text:p>motorisch</text:p>
          </table:table-cell>
          <table:table-cell table:style-name="ce28" office:value-type="string">
            <text:p>DW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4" office:value-type="float" office:value="27.28">
            <text:p>27,28</text:p>
          </table:table-cell>
          <table:table-cell office:value-type="float" office:value="13">
            <text:p>13</text:p>
          </table:table-cell>
          <table:table-cell office:value-type="string">
            <text:p>motorisch</text:p>
          </table:table-cell>
          <table:table-cell table:style-name="ce29" office:value-type="string">
            <text:p>DW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4" office:value-type="float" office:value="29.3">
            <text:p>29,30</text:p>
          </table:table-cell>
          <table:table-cell office:value-type="float" office:value="14">
            <text:p>14</text:p>
          </table:table-cell>
          <table:table-cell office:value-type="string">
            <text:p>motorisch</text:p>
          </table:table-cell>
          <table:table-cell table:style-name="ce29" office:value-type="string">
            <text:p>DW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4" office:value-type="float" office:value="31.32">
            <text:p>31,32</text:p>
          </table:table-cell>
          <table:table-cell office:value-type="float" office:value="15">
            <text:p>15</text:p>
          </table:table-cell>
          <table:table-cell office:value-type="string">
            <text:p>motorisch</text:p>
          </table:table-cell>
          <table:table-cell table:style-name="ce27" office:value-type="string">
            <text:p>DW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4" office:value-type="float" office:value="33.34">
            <text:p>33,34</text:p>
          </table:table-cell>
          <table:table-cell office:value-type="float" office:value="16">
            <text:p>16</text:p>
          </table:table-cell>
          <table:table-cell office:value-type="string">
            <text:p>motorisch</text:p>
          </table:table-cell>
          <table:table-cell table:style-name="ce27" office:value-type="string">
            <text:p>DW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4"/>
          <table:table-cell/>
          <table:table-cell table:style-name="ce7" table:number-columns-repeated="2"/>
          <table:table-cell table:number-columns-repeated="4"/>
          <table:table-cell table:style-name="Default"/>
          <table:table-cell table:number-columns-repeated="2"/>
          <table:table-cell table:style-name="ce2"/>
          <table:table-cell table:number-columns-repeated="1010"/>
        </table:table-row>
        <table:table-row table:style-name="ro2">
          <table:table-cell table:style-name="ce4" office:value-type="float" office:value="35.36">
            <text:p>35,36</text:p>
          </table:table-cell>
          <table:table-cell/>
          <table:table-cell table:style-name="ce7" table:number-columns-repeated="2"/>
          <table:table-cell table:number-columns-repeated="7"/>
          <table:table-cell table:style-name="ce38" office:value-type="string">
            <text:p>Versorgung Weichenantriebe (zum Stellpult)</text:p>
          </table:table-cell>
          <table:table-cell table:number-columns-repeated="1010"/>
        </table:table-row>
        <table:table-row table:style-name="ro2">
          <table:table-cell table:style-name="ce4"/>
          <table:table-cell/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4"/>
          <table:table-cell office:value-type="float" office:value="20">
            <text:p>20</text:p>
          </table:table-cell>
          <table:table-cell table:style-name="ce25" office:value-type="string">
            <text:p>mechanisch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ine Handweichen Attrappe wäre cool!</text:p>
          </table:table-cell>
          <table:table-cell table:number-columns-repeated="1010"/>
        </table:table-row>
        <table:table-row table:style-name="ro2">
          <table:table-cell office:value-type="float" office:value="53.54">
            <text:p>53,54</text:p>
          </table:table-cell>
          <table:table-cell office:value-type="float" office:value="21">
            <text:p>21</text:p>
          </table:table-cell>
          <table:table-cell office:value-type="string">
            <text:p>motorisch</text:p>
          </table:table-cell>
          <table:table-cell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office:value-type="string">
            <text:p>1.1</text:p>
          </table:table-cell>
          <table:table-cell office:value-type="string">
            <text:p>1 + 2</text:p>
          </table:table-cell>
          <table:table-cell office:value-type="float" office:value="100">
            <text:p>100</text:p>
          </table:table-cell>
          <table:table-cell office:value-type="float" office:value="10001">
            <office:annotation draw:style-name="gr1" draw:text-style-name="P1" svg:width="2.899cm" svg:height="2.571cm" svg:x="33.944cm" svg:y="12.394cm" draw:caption-point-x="-0.61cm" draw:caption-point-y="1.273cm">
              <dc:date>2016-12-23T00:00:00</dc:date>
              <text:p text:style-name="P1"><text:span text:style-name="T4">Zwei Tasten, 2 Lampen für einen Magnetartikel.</text:span></text:p>
              <text:p text:style-name="P1"><text:span text:style-name="T4">Ab Keyboard Adresse 1.</text:span></text:p>
            </office:annotation>
            <text:p>10001</text:p>
          </table:table-cell>
          <table:table-cell table:number-columns-repeated="1011"/>
        </table:table-row>
        <table:table-row table:style-name="ro2">
          <table:table-cell office:value-type="float" office:value="55.56">
            <text:p>55,56</text:p>
          </table:table-cell>
          <table:table-cell office:value-type="float" office:value="22">
            <text:p>22</text:p>
          </table:table-cell>
          <table:table-cell office:value-type="string">
            <text:p>motorisch</text:p>
          </table:table-cell>
          <table:table-cell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office:value-type="string">
            <text:p>1.2</text:p>
          </table:table-cell>
          <table:table-cell office:value-type="string">
            <text:p>3 + 4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2">
          <table:table-cell/>
          <table:table-cell table:style-name="ce17" office:value-type="string">
            <text:p>frei</text:p>
          </table:table-cell>
          <table:table-cell table:style-name="ce17" table:number-columns-repeated="4"/>
          <table:table-cell table:style-name="ce31" office:value-type="float" office:value="3">
            <text:p>3</text:p>
          </table:table-cell>
          <table:table-cell office:value-type="string">
            <text:p>1.3</text:p>
          </table:table-cell>
          <table:table-cell table:style-name="ce36" office:value-type="string">
            <text:p>5 + 6</text:p>
          </table:table-cell>
          <table:table-cell office:value-type="float" office:value="100">
            <text:p>100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office:value-type="float" office:value="57.58">
            <text:p>57,58</text:p>
          </table:table-cell>
          <table:table-cell office:value-type="float" office:value="23">
            <text:p>23</text:p>
          </table:table-cell>
          <table:table-cell office:value-type="string">
            <text:p>motorisch</text:p>
          </table:table-cell>
          <table:table-cell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table:style-name="ce32" office:value-type="float" office:value="4">
            <text:p>4</text:p>
          </table:table-cell>
          <table:table-cell office:value-type="string">
            <text:p>1.4</text:p>
          </table:table-cell>
          <table:table-cell office:value-type="string">
            <text:p>7 + 8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2">
          <table:table-cell office:value-type="float" office:value="59.6">
            <text:p>59,60</text:p>
          </table:table-cell>
          <table:table-cell office:value-type="float" office:value="24">
            <text:p>24</text:p>
          </table:table-cell>
          <table:table-cell office:value-type="string">
            <text:p>motorisch</text:p>
          </table:table-cell>
          <table:table-cell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office:value-type="float" office:value="61.62">
            <text:p>61,62</text:p>
          </table:table-cell>
          <table:table-cell office:value-type="float" office:value="25">
            <text:p>25</text:p>
          </table:table-cell>
          <table:table-cell office:value-type="string">
            <text:p>motorisch</text:p>
          </table:table-cell>
          <table:table-cell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office:value-type="string">
            <text:p>2.1</text:p>
          </table:table-cell>
          <table:table-cell office:value-type="string">
            <text:p>9 + 10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2">
          <table:table-cell office:value-type="float" office:value="63.64">
            <text:p>63,64</text:p>
          </table:table-cell>
          <table:table-cell office:value-type="float" office:value="26">
            <text:p>26</text:p>
          </table:table-cell>
          <table:table-cell office:value-type="string">
            <text:p>motorisch</text:p>
          </table:table-cell>
          <table:table-cell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table:style-name="ce31" office:value-type="float" office:value="6">
            <text:p>6</text:p>
          </table:table-cell>
          <table:table-cell office:value-type="string">
            <text:p>2.2</text:p>
          </table:table-cell>
          <table:table-cell office:value-type="string">
            <text:p>1 + 2</text:p>
          </table:table-cell>
          <table:table-cell office:value-type="float" office:value="101">
            <text:p>101</text:p>
          </table:table-cell>
          <table:table-cell office:value-type="float" office:value="10006">
            <office:annotation office:display="true" draw:style-name="gr1" draw:text-style-name="P1" svg:width="2.899cm" svg:height="2.571cm" svg:x="33.944cm" svg:y="15.118cm" draw:caption-point-x="-0.61cm" draw:caption-point-y="1.259cm">
              <dc:date>2016-12-23T00:00:00</dc:date>
              <text:p text:style-name="P2"><text:span text:style-name="T4">Zwei Tasten, 2 Lampen für einen Magnetartikel.</text:span></text:p>
              <text:p text:style-name="P2"><text:span text:style-name="T4">Ab Keyboard Adresse 6.</text:span></text:p>
            </office:annotation>
            <text:p>10006</text:p>
          </table:table-cell>
          <table:table-cell table:number-columns-repeated="1011"/>
        </table:table-row>
        <table:table-row table:style-name="ro2">
          <table:table-cell office:value-type="float" office:value="65.66">
            <text:p>65,66</text:p>
          </table:table-cell>
          <table:table-cell office:value-type="float" office:value="27">
            <text:p>27</text:p>
          </table:table-cell>
          <table:table-cell office:value-type="string">
            <text:p>motorisch</text:p>
          </table:table-cell>
          <table:table-cell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table:style-name="ce31" office:value-type="float" office:value="7">
            <text:p>7</text:p>
          </table:table-cell>
          <table:table-cell office:value-type="string">
            <text:p>2.3</text:p>
          </table:table-cell>
          <table:table-cell office:value-type="string">
            <text:p>3 + 4</text:p>
          </table:table-cell>
          <table:table-cell office:value-type="float" office:value="101">
            <text:p>101</text:p>
          </table:table-cell>
          <table:table-cell table:number-columns-repeated="1012"/>
        </table:table-row>
        <table:table-row table:style-name="ro2">
          <table:table-cell office:value-type="float" office:value="67.68">
            <text:p>67,68</text:p>
          </table:table-cell>
          <table:table-cell office:value-type="float" office:value="28">
            <text:p>28</text:p>
          </table:table-cell>
          <table:table-cell office:value-type="string">
            <text:p>motorisch</text:p>
          </table:table-cell>
          <table:table-cell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office:value-type="string">
            <text:p>2.4</text:p>
          </table:table-cell>
          <table:table-cell office:value-type="string">
            <text:p>5 + 6</text:p>
          </table:table-cell>
          <table:table-cell office:value-type="float" office:value="101">
            <text:p>101</text:p>
          </table:table-cell>
          <table:table-cell table:number-columns-repeated="1012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?</text:p>
          </table:table-cell>
          <table:table-cell table:number-columns-repeated="4"/>
          <table:table-cell office:value-type="string">
            <text:p>9 ?</text:p>
          </table:table-cell>
          <table:table-cell/>
          <table:table-cell office:value-type="string">
            <text:p>7 + 8</text:p>
          </table:table-cell>
          <table:table-cell office:value-type="float" office:value="101">
            <text:p>10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?</text:p>
          </table:table-cell>
          <table:table-cell table:number-columns-repeated="4"/>
          <table:table-cell office:value-type="string">
            <text:p>10 ?</text:p>
          </table:table-cell>
          <table:table-cell/>
          <table:table-cell office:value-type="string">
            <text:p>9 + 10</text:p>
          </table:table-cell>
          <table:table-cell office:value-type="float" office:value="101">
            <text:p>101</text:p>
          </table:table-cell>
          <table:table-cell table:number-columns-repeated="1012"/>
        </table:table-row>
        <table:table-row table:style-name="ro2">
          <table:table-cell office:value-type="float" office:value="69.7">
            <text:p>69,70</text:p>
          </table:table-cell>
          <table:table-cell office:value-type="float" office:value="29">
            <text:p>29</text:p>
          </table:table-cell>
          <table:table-cell table:style-name="ce7" office:value-type="string">
            <text:p>Spule</text:p>
          </table:table-cell>
          <table:table-cell table:style-name="ce26" office:value-type="string">
            <text:p>DKW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71.72">
            <text:p>71,72</text:p>
          </table:table-cell>
          <table:table-cell office:value-type="float" office:value="30">
            <text:p>30</text:p>
          </table:table-cell>
          <table:table-cell table:style-name="ce7" office:value-type="string">
            <text:p>Spule</text:p>
          </table:table-cell>
          <table:table-cell table:style-name="ce26" office:value-type="string">
            <text:p>DKW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/>
          <table:table-cell table:number-columns-repeated="8"/>
          <table:table-cell office:value-type="string">
            <text:p>Eingang 5 des Switch-Control defekt!</text:p>
            <text:p>Switch-Control Adr. 1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>
            <text:p>Spule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Spule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Spule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/>
          <table:table-cell table:number-columns-repeated="1019"/>
        </table:table-row>
        <table:table-row table:style-name="ro2"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number-columns-repeated="2"/>
          <table:table-cell table:style-name="ce7" office:value-type="string">
            <text:p>Spule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(Spule)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7" office:value-type="string">
            <text:p>(Spule)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7" office:value-type="string">
            <text:p>(Spule)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5" office:value-type="string">
            <text:p>Auf einige Weichen sollte im Hochbahnhof verzichtet werden!</text:p>
            <text:p>Das Design des Bf erscheint unsinnig!</text:p>
          </table:table-cell>
          <table:table-cell table:number-columns-repeated="1013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4"/>
          <table:table-cell table:style-name="ce3" office:value-type="string">
            <text:p>Summe:</text:p>
          </table:table-cell>
          <table:table-cell table:formula="of:=SUM([.F5:.F50])" office:value-type="float" office:value="24">
            <text:p>24</text:p>
          </table:table-cell>
          <table:table-cell/>
          <table:table-cell table:style-name="ce2" table:formula="of:=[.F52]/4" office:value-type="float" office:value="6">
            <text:p>6</text:p>
          </table:table-cell>
          <table:table-cell/>
          <table:table-cell table:formula="of:=[.H52]/5" office:value-type="float" office:value="1.2">
            <text:p>1,2</text:p>
          </table:table-cell>
          <table:table-cell table:number-columns-repeated="1012"/>
        </table:table-row>
        <table:table-row table:style-name="ro4">
          <table:table-cell table:number-columns-repeated="4"/>
          <table:table-cell office:value-type="string">
            <text:p>Kommentar</text:p>
          </table:table-cell>
          <table:table-cell table:number-columns-repeated="2"/>
          <table:table-cell office:value-type="string">
            <text:p>Magnetartikel</text:p>
            <text:p>Decoder</text:p>
          </table:table-cell>
          <table:table-cell/>
          <table:table-cell office:value-type="string">
            <text:p>Switch-Control</text:p>
          </table:table-cell>
          <table:table-cell table:number-columns-repeated="101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4"/>
          <table:table-cell office:value-type="string">
            <text:p>Mit Spule</text:p>
          </table:table-cell>
          <table:table-cell office:value-type="float" office:value="6">
            <text:p>6</text:p>
          </table:table-cell>
          <table:table-cell/>
          <table:table-cell table:style-name="ce2" table:formula="of:=[.F55]/4" office:value-type="float" office:value="1.5">
            <text:p>1,5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Mit Motor</text:p>
          </table:table-cell>
          <table:table-cell table:formula="of:=[.F52]-[.F55]" office:value-type="float" office:value="18">
            <text:p>18</text:p>
          </table:table-cell>
          <table:table-cell/>
          <table:table-cell table:style-name="ce2" table:formula="of:=[.F56]/4" office:value-type="float" office:value="4.5">
            <text:p>4,5</text:p>
          </table:table-cell>
          <table:table-cell table:number-columns-repeated="1014"/>
        </table:table-row>
        <table:table-row table:style-name="ro2" table:number-rows-repeated="104851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nschlüsse Gleise" table:style-name="ta1" table:print="false">
        <table:table-column table:style-name="co7" table:default-cell-style-name="Default"/>
        <table:table-column table:style-name="co2" table:number-columns-repeated="2" table:default-cell-style-name="ce2"/>
        <table:table-column table:style-name="co8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Anschlüsse Gleise, Fahrspannung</text:p>
          </table:table-cell>
          <table:table-cell table:number-columns-repeated="3"/>
          <table:table-cell table:style-name="ce15"/>
        </table:table-row>
        <table:table-row table:style-name="ro2">
          <table:table-cell table:style-name="ce2" office:value-type="string">
            <text:p>Stand: 16.07.2017</text:p>
          </table:table-cell>
          <table:table-cell table:number-columns-repeated="3"/>
          <table:table-cell table:style-name="ce15"/>
        </table:table-row>
        <table:table-row table:style-name="ro2">
          <table:table-cell table:style-name="ce2"/>
          <table:table-cell table:number-columns-repeated="3"/>
          <table:table-cell table:style-name="ce15"/>
        </table:table-row>
        <table:table-row table:style-name="ro5">
          <table:table-cell table:style-name="ce3" office:value-type="string">
            <text:p>Leitungen</text:p>
            <text:p>Zählweise von links</text:p>
            <text:p>(Blick auf Mischpult)</text:p>
            <text:p>6 x 6 Paare</text:p>
            <text:p>Lüstersteckklemmen</text:p>
          </table:table-cell>
          <table:table-cell table:style-name="ce3" office:value-type="string">
            <text:p>Gleis-</text:p>
            <text:p>Nummer</text:p>
          </table:table-cell>
          <table:table-cell table:style-name="ce3" office:value-type="string">
            <text:p>Antrieb</text:p>
            <text:p>Und</text:p>
            <text:p>Art</text:p>
          </table:table-cell>
          <table:table-cell table:style-name="ce3" office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3" office:value-type="string">
            <text:p>Bemerkungen</text:p>
          </table:table-cell>
        </table:table-row>
        <table:table-row table:style-name="ro6">
          <table:table-cell table:style-name="ce4" office:value-type="float" office:value="21.22">
            <text:p>21,22</text:p>
          </table:table-cell>
          <table:table-cell table:number-columns-repeated="3"/>
          <table:table-cell table:style-name="ce18" office:value-type="string">
            <text:p>Fahrspannung von Intellibox</text:p>
          </table:table-cell>
        </table:table-row>
        <table:table-row table:style-name="ro2">
          <table:table-cell table:style-name="ce4"/>
          <table:table-cell/>
          <table:table-cell table:style-name="ce7"/>
          <table:table-cell/>
          <table:table-cell table:style-name="ce1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(Plus+) Versorgung Abstellgleise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(Plus+) Versorgung Gleise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office:value-type="float" office:value="51.52">
            <text:p>51,52</text:p>
          </table:table-cell>
          <table:table-cell table:number-columns-repeated="3"/>
          <table:table-cell table:style-name="ce19" office:value-type="string">
            <text:p>Versorgung Intellibox, vom Trafo</text:p>
          </table:table-cell>
        </table:table-row>
        <table:table-row table:style-name="ro6" table:number-rows-repeated="1048550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Besetztabschnitte" table:style-name="ta1" table:print="false">
        <table:table-column table:style-name="co9" table:default-cell-style-name="ce2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ce15"/>
        <table:table-row table:style-name="ro1">
          <table:table-cell table:style-name="ce20" office:value-type="string">
            <text:p>Abschnitte Besetzmeldung Gleise</text:p>
          </table:table-cell>
          <table:table-cell table:style-name="ce2" table:number-columns-repeated="3"/>
          <table:table-cell/>
        </table:table-row>
        <table:table-row table:style-name="ro6">
          <table:table-cell table:style-name="ce21" office:value-type="string">
            <text:p>Stand: 17.07.2017</text:p>
          </table:table-cell>
          <table:table-cell table:style-name="ce2" table:number-columns-repeated="3"/>
          <table:table-cell/>
        </table:table-row>
        <table:table-row table:style-name="ro2">
          <table:table-cell table:style-name="ce21"/>
          <table:table-cell table:style-name="ce2" table:number-columns-repeated="3"/>
          <table:table-cell/>
        </table:table-row>
        <table:table-row table:style-name="ro5">
          <table:table-cell table:style-name="ce22" office:value-type="string">
            <text:p>Bescheibung</text:p>
          </table:table-cell>
          <table:table-cell table:style-name="ce3" office:value-type="string">
            <text:p>Gleis-</text:p>
            <text:p>Nummer</text:p>
          </table:table-cell>
          <table:table-cell table:style-name="ce3" office:value-type="string">
            <text:p>Abschnitte</text:p>
          </table:table-cell>
          <table:table-cell table:style-name="ce3" office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24" office:value-type="string">
            <text:p>Bemerkungen</text:p>
          </table:table-cell>
        </table:table-row>
        <table:table-row table:style-name="ro6">
          <table:table-cell office:value-type="string">
            <text:p>Hb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rogrammiergleis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kleiner Bf im linken Hintergru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opfgleis evt. Nur zum rangieren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Strecke von Hbf Bf zum kleinen Bf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um halten vor den Signalen</text:p>
          </table:table-cell>
        </table:table-row>
        <table:table-row table:style-name="ro2">
          <table:table-cell table:number-columns-repeated="5"/>
        </table:table-row>
        <table:table-row table:style-name="ro7">
          <table:table-cell office:value-type="string">
            <text:p>Strecke zur Abfahrt SchattenBf</text:p>
            <text:p>Links, Gleise führen zusamm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e Gleisstück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Stecke Hbf rechts zum SchattenBf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Stecke Hbf links zum SchattenBf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wegen der Steigung, Halt bergan vor Weiche nicht vorgesehen.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office:value-type="string">
            <text:p>SchattenBf</text:p>
          </table:table-cell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vor Ausfahrt und Wegstrecke</text:p>
          </table:table-cell>
        </table:table-row>
        <table:table-row table:style-name="ro2">
          <table:table-cell table:number-columns-repeated="4"/>
          <table:table-cell office:value-type="string">
            <text:p>evt. Weitere für Weichen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Stecke kleiner Bf nach oben bis MittelBf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wegen der Kurve und Berg</text:p>
          </table:table-cell>
        </table:table-row>
        <table:table-row table:style-name="ro6">
          <table:table-cell office:value-type="string">
            <text:p>MittelB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t. Abstellgleis nur rangieren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office:value-type="string">
            <text:p>Stecke MittelBf HochBf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6">
          <table:table-cell office:value-type="string">
            <text:p>HochBf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formula="of:=SUM([.C5:.C36])" office:value-type="float" office:value="56">
            <text:p>56</text:p>
          </table:table-cell>
          <table:table-cell/>
          <table:table-cell office:value-type="string">
            <text:p>Erfordert 4 Module mit je 16 Eingängen</text:p>
          </table:table-cell>
        </table:table-row>
        <table:table-row table:style-name="ro2" table:number-rows-repeated="1048538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0"/>
    </number:number-style>
    <number:number-style style:name="N109">
      <number:number number:decimal-places="2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cale-to="6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8.07.2018</text:date>, <text:time>18:5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</meta:initial-creator>
    <meta:creation-date>2016-12-23T16:59:00.30</meta:creation-date>
    <dc:date>2018-07-08T18:57:44.86</dc:date>
    <meta:editing-duration>P3DT2H33M33S</meta:editing-duration>
    <meta:editing-cycles>31</meta:editing-cycles>
    <meta:generator>OpenOffice/4.0.1$Win32 OpenOffice.org_project/401m5$Build-9714</meta:generator>
    <dc:creator>Dirk </dc:creator>
    <meta:document-statistic meta:table-count="3" meta:cell-count="412" meta:object-count="0"/>
  </office:meta>
</office:document-meta>
</file>